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86H45M03.906051S" calcext:value-type="time">
            <text:p>686:4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/>
          <table:table-cell table:formula="of:=IF([.C139]-[.B139] &gt; 0; [.C139]-[.B1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9]-[.F139] &gt; 0; [.G139]-[.F139]; 0)" office:value-type="time" office:time-value="PT00H00M00S" calcext:value-type="time">
            <text:p>00:00</text:p>
          </table:table-cell>
          <table:table-cell table:formula="of:=[.D139]+[.H13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Health gradients, smudge sprite, door scene progress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40]-[.B140] &gt; 0; [.C140]-[.B1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0]-[.F140] &gt; 0; [.G140]-[.F140]; 0)" office:value-type="time" office:time-value="PT00H00M00S" calcext:value-type="time">
            <text:p>00:00</text:p>
          </table:table-cell>
          <table:table-cell table:formula="of:=[.D140]+[.H1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2]-[.B142] &gt; 0; [.C142]-[.B1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2]-[.F142] &gt; 0; [.G142]-[.F142]; 0)" office:value-type="time" office:time-value="PT00H00M00S" calcext:value-type="time">
            <text:p>00:00</text:p>
          </table:table-cell>
          <table:table-cell table:formula="of:=[.D142]+[.H14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3]-[.B143] &gt; 0; [.C143]-[.B14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3]-[.F143] &gt; 0; [.G143]-[.F143]; 0)" office:value-type="time" office:time-value="PT00H00M00S" calcext:value-type="time">
            <text:p>00:00</text:p>
          </table:table-cell>
          <table:table-cell table:style-name="ce18" table:formula="of:=[.D143]+[.H14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6]-[.B146] &gt; 0; [.C146]-[.B1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6]-[.F146] &gt; 0; [.G146]-[.F146]; 0)" office:value-type="time" office:time-value="PT00H00M00S" calcext:value-type="time">
            <text:p>00:00</text:p>
          </table:table-cell>
          <table:table-cell table:formula="of:=[.D146]+[.H1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07:47:47.0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3T09:34:56.508000000</dc:date>
    <dc:creator>Benjamin Laws</dc:creator>
    <meta:editing-duration>P29DT7H24M31S</meta:editing-duration>
    <meta:editing-cycles>783</meta:editing-cycles>
    <meta:generator>LibreOffice/7.2.6.2$Windows_X86_64 LibreOffice_project/b0ec3a565991f7569a5a7f5d24fed7f52653d754</meta:generator>
    <meta:document-statistic meta:table-count="2" meta:cell-count="1069" meta:object-count="0"/>
  </office:meta>
</office:document-meta>
</file>